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Liberation Sans"/>
    </style:style>
    <style:style style:name="P2" style:family="paragraph" style:parent-style-name="Standard">
      <style:paragraph-properties fo:break-before="page"/>
      <style:text-properties style:font-name="Liberation Sans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--Introduction</text:p>
      <text:p text:style-name="P1">local Dialogue = {</text:p>
      <text:p text:style-name="P1"><text:s text:c="4"/>Start = {</text:p>
      <text:p text:style-name="P1"><text:s text:c="8"/>Text = {</text:p>
      <text:p text:style-name="P1"><text:s text:c="12"/>"Ah, you’ve arrived! Welcome to the Mystery Seekers.",</text:p>
      <text:p text:style-name="P1"><text:s text:c="12"/>"I’m Mr. Thompson, the leader of this little group of truth seekers.",</text:p>
      <text:p text:style-name="P1"><text:s text:c="12"/>"Here, we investigate the strange and unexplained, uncovering what others fear to see."</text:p>
      <text:p text:style-name="P1"><text:s text:c="8"/>},</text:p>
      <text:p text:style-name="P1"><text:s text:c="8"/>Responses = {</text:p>
      <text:p text:style-name="P1"><text:s text:c="12"/>{Text = "What kind of mysteries do you solve?", NextNode = "Mysteries"},</text:p>
      <text:p text:style-name="P1"><text:s text:c="12"/>{Text = "Why me? Why did you choose me?", NextNode = "WhyMe"},</text:p>
      <text:p text:style-name="P1"><text:s text:c="12"/>{Text = "I’m ready. What’s my first case?", NextNode = "FirstCase"}</text:p>
      <text:p text:style-name="P1"><text:s text:c="8"/>}</text:p>
      <text:p text:style-name="P1"><text:s text:c="4"/>},</text:p>
      <text:p text:style-name="P1"><text:s text:c="4"/>Mysteries = {</text:p>
      <text:p text:style-name="P1"><text:s text:c="8"/>Text = {</text:p>
      <text:p text:style-name="P1"><text:s text:c="12"/>"Ghostly whispers, missing people, strange symbols—you name it.",</text:p>
      <text:p text:style-name="P1"><text:s text:c="12"/>"Our city is full of secrets, and it’s our job to uncover the truth behind them.",</text:p>
      <text:p text:style-name="P1"><text:s text:c="12"/>"And now, you’re one of us. Let’s see if you have what it takes."</text:p>
      <text:p text:style-name="P1"><text:s text:c="8"/>},</text:p>
      <text:p text:style-name="P1"><text:s text:c="8"/>Responses = {</text:p>
      <text:p text:style-name="P1"><text:s text:c="12"/>{Text = "Why me? Why did you choose me?", NextNode = "WhyMe"},</text:p>
      <text:p text:style-name="P1"><text:s text:c="12"/>{Text = "I’m ready. What’s my first case?", NextNode = "FirstCase"}</text:p>
      <text:p text:style-name="P1"><text:s text:c="8"/>}</text:p>
      <text:p text:style-name="P1"><text:s text:c="4"/>},</text:p>
      <text:p text:style-name="P1"><text:s text:c="4"/>WhyMe = {</text:p>
      <text:p text:style-name="P1"><text:s text:c="8"/>Text = {</text:p>
      <text:p text:style-name="P1"><text:s text:c="12"/>"Why you? Because you have curiosity in your eyes.",</text:p>
      <text:p text:style-name="P1"><text:s text:c="12"/>"That’s the one thing every great detective needs—a hunger for answers.",</text:p>
      <text:p text:style-name="P1"><text:s text:c="12"/>"And besides, we need fresh talent. This city’s mysteries aren’t going to solve themselves!"</text:p>
      <text:p text:style-name="P1"><text:s text:c="8"/>},</text:p>
      <text:p text:style-name="P1"><text:s text:c="8"/>Responses = {</text:p>
      <text:p text:style-name="P1"><text:s text:c="12"/>{Text = "I’m ready. What’s my first case?", NextNode = "FirstCase"}</text:p>
      <text:p text:style-name="P1"><text:s text:c="8"/>}</text:p>
      <text:p text:style-name="P1"><text:s text:c="4"/>},</text:p>
      <text:p text:style-name="P1"><text:s text:c="4"/>FirstCase = {</text:p>
      <text:p text:style-name="P1"><text:s text:c="8"/>Text = {</text:p>
      <text:p text:style-name="P1"><text:s text:c="12"/>"Good. Your first mission is a classic urban legend.",</text:p>
      <text:p text:style-name="P1"><text:s text:c="12"/>"The Prescott House—an old, abandoned home in the neighborhood—has a reputation for being haunted.",</text:p>
      <text:p text:style-name="P1"><text:s text:c="12"/>"You’ll investigate the house, gather clues, and report back with anything you find."</text:p>
      <text:p text:style-name="P1"><text:s text:c="8"/>},</text:p>
      <text:p text:style-name="P1"><text:s text:c="8"/>Responses = {</text:p>
      <text:p text:style-name="P1"><text:s text:c="12"/>{Text = "Got it. I’ll head there now.", NextNode = "Goodbye"}</text:p>
      <text:p text:style-name="P1"><text:s text:c="8"/>}</text:p>
      <text:p text:style-name="P1"><text:s text:c="4"/>},</text:p>
      <text:p text:style-name="P1"><text:soft-page-break/><text:s text:c="4"/>Goodbye = {</text:p>
      <text:p text:style-name="P1"><text:s text:c="8"/>Text = {</text:p>
      <text:p text:style-name="P1"><text:s text:c="12"/>"Good luck, detective. Remember: in this line of work, always expect the unexpected."</text:p>
      <text:p text:style-name="P1"><text:s text:c="8"/>}</text:p>
      <text:p text:style-name="P1"><text:s text:c="4"/>}</text:p>
      <text:p text:style-name="P1">}</text:p>
      <text:p text:style-name="P2"/>
      <text:p text:style-name="P1">-- Post-Haunted House</text:p>
      <text:p text:style-name="P1"/>
      <text:p text:style-name="P1">local Dialogue = {</text:p>
      <text:p text:style-name="P1"><text:s text:c="4"/>Start = {</text:p>
      <text:p text:style-name="P1"><text:s text:c="8"/>Text = {</text:p>
      <text:p text:style-name="P1"><text:s text:c="12"/>"Ah, you’re back! Good work on investigating the Prescott House.",</text:p>
      <text:p text:style-name="P1"><text:s text:c="12"/>"So, tell me—what did you find?"</text:p>
      <text:p text:style-name="P1"><text:s text:c="8"/>},</text:p>
      <text:p text:style-name="P1"><text:s text:c="8"/>Responses = {</text:p>
      <text:p text:style-name="P1"><text:s text:c="12"/>{Text = "I found this old journal. It mentions something about portals.", NextNode = "Journal"},</text:p>
      <text:p text:style-name="P1"><text:s text:c="12"/>{Text = "There were strange symbols all over the house.", NextNode = "Symbols"},</text:p>
      <text:p text:style-name="P1"><text:s text:c="12"/>{Text = "I didn’t find much. Goodbye.", NextNode = "Goodbye"}</text:p>
      <text:p text:style-name="P1"><text:s text:c="8"/>}</text:p>
      <text:p text:style-name="P1"><text:s text:c="4"/>},</text:p>
      <text:p text:style-name="P1"><text:s text:c="4"/>Journal = {</text:p>
      <text:p text:style-name="P1"><text:s text:c="8"/>Text = {</text:p>
      <text:p text:style-name="P1"><text:s text:c="12"/>"A journal, you say? Interesting... portals, you say?",</text:p>
      <text:p text:style-name="P1"><text:s text:c="12"/>"That’s a clue worth its weight in gold. Portals are often linked to dimensional disturbances.",</text:p>
      <text:p text:style-name="P1"><text:s text:c="12"/>"This journal might hold the key to understanding the larger puzzle we’re dealing with."</text:p>
      <text:p text:style-name="P1"><text:s text:c="8"/>},</text:p>
      <text:p text:style-name="P1"><text:s text:c="8"/>Responses = {</text:p>
      <text:p text:style-name="P1"><text:s text:c="12"/>{Text = "Do you think it’s connected to the missing students?", NextNode = "Connected"},</text:p>
      <text:p text:style-name="P1"><text:s text:c="12"/>{Text = "What should I do next?", NextNode = "Next"}</text:p>
      <text:p text:style-name="P1"><text:s text:c="8"/>}</text:p>
      <text:p text:style-name="P1"><text:s text:c="4"/>},</text:p>
      <text:p text:style-name="P1"><text:s text:c="4"/>Symbols = {</text:p>
      <text:p text:style-name="P1"><text:s text:c="8"/>Text = {</text:p>
      <text:p text:style-name="P1"><text:s text:c="12"/>"Symbols? That’s no surprise. The supernatural always leaves its mark.",</text:p>
      <text:p text:style-name="P1"><text:s text:c="12"/>"Were they similar to these? [He shows you a reference page from his notes.]",</text:p>
      <text:p text:style-name="P1"><text:s text:c="12"/>"We’ve seen markings like these in other unexplained cases. They’re connected, no doubt."</text:p>
      <text:p text:style-name="P1"><text:s text:c="8"/>},</text:p>
      <text:p text:style-name="P1"><text:s text:c="8"/>Responses = {</text:p>
      <text:p text:style-name="P1"><text:s text:c="12"/>{Text = "Do you think it’s connected to the missing students?", NextNode = "Connected"},</text:p>
      <text:p text:style-name="P1"><text:s text:c="12"/>{Text = "What should I do next?", NextNode = "Next"}</text:p>
      <text:p text:style-name="P1"><text:s text:c="8"/>}</text:p>
      <text:p text:style-name="P1"><text:s text:c="4"/>},</text:p>
      <text:p text:style-name="P1"><text:s text:c="4"/>Connected = {</text:p>
      <text:p text:style-name="P1"><text:s text:c="8"/>Text = {</text:p>
      <text:p text:style-name="P1"><text:s text:c="12"/>"It’s very possible. These disappearances are more than coincidence.",</text:p>
      <text:p text:style-name="P1"><text:s text:c="12"/>"Portals, symbols... they suggest a much bigger picture.",</text:p>
      <text:p text:style-name="P1"><text:s text:c="12"/>"We need to dig deeper. And I think the high school might be our next lead."</text:p>
      <text:p text:style-name="P1"><text:s text:c="8"/>},</text:p>
      <text:p text:style-name="P1"><text:s text:c="8"/>Responses = {</text:p>
      <text:p text:style-name="P1"><text:soft-page-break/><text:s text:c="12"/>{Text = "Why the high school?", NextNode = "HighSchool"},</text:p>
      <text:p text:style-name="P1"><text:s text:c="12"/>{Text = "Alright, I’ll head there. Goodbye.", NextNode = "Goodbye"}</text:p>
      <text:p text:style-name="P1"><text:s text:c="8"/>}</text:p>
      <text:p text:style-name="P1"><text:s text:c="4"/>},</text:p>
      <text:p text:style-name="P1"><text:s text:c="4"/>HighSchool = {</text:p>
      <text:p text:style-name="P1"><text:s text:c="8"/>Text = {</text:p>
      <text:p text:style-name="P1"><text:s text:c="12"/>"The journal mentions a location that matches the high school’s basement.",</text:p>
      <text:p text:style-name="P1"><text:s text:c="12"/>"There’s also been chatter about students going missing there after hours.",</text:p>
      <text:p text:style-name="P1"><text:s text:c="12"/>"If there’s a connection, that’s where we’ll find it. Be prepared—the trail only gets stranger from here."</text:p>
      <text:p text:style-name="P1"><text:s text:c="8"/>},</text:p>
      <text:p text:style-name="P1"><text:s text:c="8"/>Responses = {</text:p>
      <text:p text:style-name="P1"><text:s text:c="12"/>{Text = "Got it. I’ll check it out. Goodbye.", NextNode = "Goodbye"}</text:p>
      <text:p text:style-name="P1"><text:s text:c="8"/>}</text:p>
      <text:p text:style-name="P1"><text:s text:c="4"/>},</text:p>
      <text:p text:style-name="P1"><text:s text:c="4"/>Next = {</text:p>
      <text:p text:style-name="P1"><text:s text:c="8"/>Text = {</text:p>
      <text:p text:style-name="P1"><text:s text:c="12"/>"Next, we focus on the high school.",</text:p>
      <text:p text:style-name="P1"><text:s text:c="12"/>"The clues point to its basement—likely the site of another mystery.",</text:p>
      <text:p text:style-name="P1"><text:s text:c="12"/>"Take the key you found in the house. It might help you gain access to restricted areas."</text:p>
      <text:p text:style-name="P1"><text:s text:c="8"/>},</text:p>
      <text:p text:style-name="P1"><text:s text:c="8"/>Responses = {</text:p>
      <text:p text:style-name="P1"><text:s text:c="12"/>{Text = "Got it. I’ll head there next. Goodbye.", NextNode = "Goodbye"}</text:p>
      <text:p text:style-name="P1"><text:s text:c="8"/>}</text:p>
      <text:p text:style-name="P1"><text:s text:c="4"/>},</text:p>
      <text:p text:style-name="P1"><text:s text:c="4"/>Goodbye = {</text:p>
      <text:p text:style-name="P1"><text:s text:c="8"/>Text = {</text:p>
      <text:p text:style-name="P1"><text:s text:c="12"/>"Good luck, detective. Keep your wits about you—you’ll need them."</text:p>
      <text:p text:style-name="P1"><text:s text:c="8"/>}</text:p>
      <text:p text:style-name="P1"><text:s text:c="4"/>}</text:p>
      <text:p text:style-name="P1">}</text:p>
      <text:p text:style-name="P1"/>
      <text:p text:style-name="P1"/>
      <text:p text:style-name="P2">-- Post-High School Investigation</text:p>
      <text:p text:style-name="P1"/>
      <text:p text:style-name="P1">local Dialogue = {</text:p>
      <text:p text:style-name="P1"><text:s text:c="4"/>Start = {</text:p>
      <text:p text:style-name="P1"><text:s text:c="8"/>Text = {</text:p>
      <text:p text:style-name="P1"><text:s text:c="12"/>"You’re back! I’ve been waiting to hear what you uncovered at the high school.",</text:p>
      <text:p text:style-name="P1"><text:s text:c="12"/>"Tell me—what did you find?"</text:p>
      <text:p text:style-name="P1"><text:s text:c="8"/>},</text:p>
      <text:p text:style-name="P1"><text:s text:c="8"/>Responses = {</text:p>
      <text:p text:style-name="P1"><text:s text:c="12"/>{Text = "I found this strange artifact. It seems to have some kind of energy.", NextNode = "Artifact"},</text:p>
      <text:p text:style-name="P1"><text:s text:c="12"/>{Text = "There was a map fragment hidden in the library.", NextNode = "Map"},</text:p>
      <text:p text:style-name="P1"><text:s text:c="12"/>{Text = "Nothing major, just some odd clues. Goodbye.", NextNode = "Goodbye"}</text:p>
      <text:p text:style-name="P1"><text:s text:c="8"/>}</text:p>
      <text:p text:style-name="P1"><text:s text:c="4"/>},</text:p>
      <text:p text:style-name="P1"><text:s text:c="4"/>Artifact = {</text:p>
      <text:p text:style-name="P1"><text:s text:c="8"/>Text = {</text:p>
      <text:p text:style-name="P1"><text:s text:c="12"/>"An artifact? Let me see... fascinating. This is no ordinary object.",</text:p>
      <text:p text:style-name="P1"><text:s text:c="12"/>"Artifacts like this often serve as conduits—tools to channel supernatural energy.",</text:p>
      <text:p text:style-name="P1"><text:s text:c="12"/>"It could explain the disappearances, and it likely ties to the larger mystery."</text:p>
      <text:p text:style-name="P1"><text:s text:c="8"/>},</text:p>
      <text:p text:style-name="P1"><text:s text:c="8"/>Responses = {</text:p>
      <text:p text:style-name="P1"><text:s text:c="12"/>{Text = "Do you think it’s related to the other strange events?", NextNode = "Related"},</text:p>
      <text:p text:style-name="P1"><text:s text:c="12"/>{Text = "What do we do with it?", NextNode = "Action"}</text:p>
      <text:p text:style-name="P1"><text:s text:c="8"/>}</text:p>
      <text:p text:style-name="P1"><text:s text:c="4"/>},</text:p>
      <text:p text:style-name="P1"><text:s text:c="4"/>Map = {</text:p>
      <text:p text:style-name="P1"><text:s text:c="8"/>Text = {</text:p>
      <text:p text:style-name="P1"><text:s text:c="12"/>"A map fragment, you say? Let me take a look.",</text:p>
      <text:p text:style-name="P1"><text:s text:c="12"/>"This appears to be part of an old city plan. The markings—see here?—indicate significant locations.",</text:p>
      <text:p text:style-name="P1"><text:s text:c="12"/>"It’s pointing to the park. That must be where we’ll find our next lead."</text:p>
      <text:p text:style-name="P1"><text:s text:c="8"/>},</text:p>
      <text:p text:style-name="P1"><text:s text:c="8"/>Responses = {</text:p>
      <text:p text:style-name="P1"><text:s text:c="12"/>{Text = "Do you think the park is connected to the artifact?", NextNode = "Related"},</text:p>
      <text:p text:style-name="P1"><text:s text:c="12"/>{Text = "What do we do next?", NextNode = "Action"}</text:p>
      <text:p text:style-name="P1"><text:s text:c="8"/>}</text:p>
      <text:p text:style-name="P1"><text:s text:c="4"/>},</text:p>
      <text:p text:style-name="P1"><text:s text:c="4"/>Related = {</text:p>
      <text:p text:style-name="P1"><text:s text:c="8"/>Text = {</text:p>
      <text:p text:style-name="P1"><text:s text:c="12"/>"Absolutely. Every clue we’ve found ties into this growing puzzle.",</text:p>
      <text:p text:style-name="P1"><text:s text:c="12"/>"The park has always been... peculiar. If the artifact’s energy extends there, we need to investigate it immediately.",</text:p>
      <text:p text:style-name="P1"><text:s text:c="12"/>"The society’s influence is spreading, and we need to stay ahead of them."</text:p>
      <text:p text:style-name="P1"><text:s text:c="8"/>},</text:p>
      <text:p text:style-name="P1"><text:s text:c="8"/>Responses = {</text:p>
      <text:p text:style-name="P1"><text:s text:c="12"/>{Text = "Understood. I’ll check the park. Goodbye.", NextNode = "Goodbye"}</text:p>
      <text:p text:style-name="P1"><text:s text:c="8"/>}</text:p>
      <text:p text:style-name="P1"><text:s text:c="4"/>},</text:p>
      <text:p text:style-name="P1"><text:soft-page-break/><text:s text:c="4"/>Action = {</text:p>
      <text:p text:style-name="P1"><text:s text:c="8"/>Text = {</text:p>
      <text:p text:style-name="P1"><text:s text:c="12"/>"We need to be cautious. This artifact and map fragment are pieces of a larger game.",</text:p>
      <text:p text:style-name="P1"><text:s text:c="12"/>"I’ll analyze what we’ve found, but for now, head to the park. The next piece of the puzzle awaits there.",</text:p>
      <text:p text:style-name="P1"><text:s text:c="12"/>"Take the artifact with you—it might be the key to uncovering what’s hidden."</text:p>
      <text:p text:style-name="P1"><text:s text:c="8"/>},</text:p>
      <text:p text:style-name="P1"><text:s text:c="8"/>Responses = {</text:p>
      <text:p text:style-name="P1"><text:s text:c="12"/>{Text = "Got it. I’ll head there now. Goodbye.", NextNode = "Goodbye"}</text:p>
      <text:p text:style-name="P1"><text:s text:c="8"/>}</text:p>
      <text:p text:style-name="P1"><text:s text:c="4"/>},</text:p>
      <text:p text:style-name="P1"><text:s text:c="4"/>Goodbye = {</text:p>
      <text:p text:style-name="P1"><text:s text:c="8"/>Text = {</text:p>
      <text:p text:style-name="P1"><text:s text:c="12"/>"Good luck. The park holds secrets that are older and darker than you might expect."</text:p>
      <text:p text:style-name="P1"><text:s text:c="8"/>}</text:p>
      <text:p text:style-name="P1"><text:s text:c="4"/>}</text:p>
      <text:p text:style-name="P1">}</text:p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30T20:07:36.979000000</meta:creation-date>
    <dc:date>2024-11-30T20:14:28.601000000</dc:date>
    <meta:editing-duration>PT6M49S</meta:editing-duration>
    <meta:editing-cycles>4</meta:editing-cycles>
    <meta:generator>LibreOffice/24.2.0.3$Windows_X86_64 LibreOffice_project/da48488a73ddd66ea24cf16bbc4f7b9c08e9bea1</meta:generator>
    <meta:document-statistic meta:table-count="0" meta:image-count="0" meta:object-count="0" meta:page-count="6" meta:paragraph-count="184" meta:word-count="1127" meta:character-count="7644" meta:non-whitespace-character-count="5167"/>
  </office:meta>
</office:document-meta>
</file>